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 bite" svg:font-family="'A bite'" style:font-pitch="variable"/>
    <style:font-face style:name="BAD GRUNGE" svg:font-family="'BAD GRUNGE'" style:font-pitch="variable"/>
    <style:font-face style:name="Defused" svg:font-family="Defused" style:font-pitch="variable"/>
    <style:font-face style:name="trashco" svg:font-family="trashc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Vijaya" svg:font-family="Vijay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gradient" draw:fill-color="#dddddd" draw:fill-gradient-name="Tango_20_Gray" draw:gradient-step-count="64" draw:textarea-vertical-align="middle" fo:min-height="11.15cm"/>
    </style:style>
    <style:style style:name="gr2" style:family="graphic" style:parent-style-name="objectwithoutfill">
      <style:graphic-properties draw:stroke="solid" draw:stroke-dash="Ultrafine_20_Dashed" svg:stroke-width="0.7cm" svg:stroke-color="#66ff00" draw:marker-start-width="2.3cm" draw:marker-end-width="2.3cm" svg:stroke-opacity="95%" draw:stroke-linejoin="bevel" draw:fill="none" draw:textarea-vertical-align="middle" fo:padding-top="0.475cm" fo:padding-bottom="0.475cm" fo:padding-left="0.6cm" fo:padding-right="0.6cm"/>
    </style:style>
    <style:style style:name="gr3" style:family="graphic" style:parent-style-name="objectwithoutfill">
      <style:graphic-properties svg:stroke-width="0.7cm" svg:stroke-color="#66ff00" draw:marker-start-width="2.3cm" draw:marker-end-width="2.3cm" draw:fill="none" draw:textarea-vertical-align="middle" fo:padding-top="0.475cm" fo:padding-bottom="0.475cm" fo:padding-left="0.6cm" fo:padding-right="0.6cm"/>
    </style:style>
    <style:style style:name="gr4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1.85cm" fo:min-width="15.7cm"/>
    </style:style>
    <style:style style:name="gr5" style:family="graphic" style:parent-style-name="standard">
      <style:graphic-properties draw:stroke="none" svg:stroke-color="#000000" draw:fill="none" draw:fill-color="#ffffff" fo:min-height="6.082cm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 fo:min-height="9.15cm" fo:min-width="0.5cm"/>
    </style:style>
    <style:style style:name="gr7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gradient" draw:fill-color="#dddddd" draw:fill-gradient-name="Tango_20_Gray" draw:gradient-step-count="64"/>
      <style:paragraph-properties fo:text-align="center"/>
      <style:text-properties style:font-name="Defused" fo:font-size="150pt" style:font-size-asian="150pt" style:font-size-complex="15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/>
      <style:text-properties style:font-name="Defused" fo:font-size="150pt" style:font-size-asian="150pt" style:font-size-complex="150pt"/>
    </style:style>
    <style:style style:name="P5" style:family="paragraph">
      <loext:graphic-properties draw:fill="none" draw:fill-color="#ffffff"/>
      <style:paragraph-properties fo:text-align="center"/>
      <style:text-properties style:font-name="Defused" fo:font-size="150pt" style:font-size-asian="150pt" style:font-size-complex="150pt"/>
    </style:style>
    <style:style style:name="T1" style:family="text">
      <style:text-properties fo:color="#66ff00" style:font-name="Defused" fo:font-size="130pt" fo:font-weight="normal" style:font-size-asian="130pt" style:font-size-complex="130pt" style:font-relief="embossed"/>
    </style:style>
    <style:style style:name="T2" style:family="text">
      <style:text-properties fo:color="#000000" style:font-name="Courier New" fo:font-size="150pt" style:font-size-asian="150pt" style:font-size-complex="150pt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5.7cm" svg:height="11.4cm" svg:x="1.951cm" svg:y="4.856cm">
          <draw:text-box>
            <text:p text:style-name="P4"/>
          </draw:text-box>
        </draw:frame>
        <draw:line draw:style-name="gr2" draw:text-style-name="P2" draw:layer="layout" svg:x1="17.751cm" svg:y1="17.456cm" svg:x2="28.051cm" svg:y2="7.756cm">
          <text:p/>
        </draw:line>
        <draw:line draw:style-name="gr3" draw:text-style-name="P2" draw:layer="layout" svg:x1="20.151cm" svg:y1="18.056cm" svg:x2="28.251cm" svg:y2="10.556cm">
          <text:p/>
        </draw:line>
        <draw:line draw:style-name="gr3" draw:text-style-name="P2" draw:layer="layout" svg:x1="23.251cm" svg:y1="17.956cm" svg:x2="27.851cm" svg:y2="13.656cm">
          <text:p/>
        </draw:line>
        <draw:custom-shape draw:style-name="gr4" draw:text-style-name="P3" draw:layer="layout" svg:width="16.2cm" svg:height="2.1cm" svg:x="11.551cm" svg:y="16.256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25.8cm" svg:height="6.948cm" svg:x="2.051cm" svg:y="8.156cm">
          <draw:text-box>
            <text:p text:style-name="P4"><text:span text:style-name="T1">u</text:span><text:span text:style-name="T2">Course</text:span></text:p>
          </draw:text-box>
        </draw:frame>
        <draw:custom-shape draw:style-name="gr6" draw:text-style-name="P3" draw:layer="layout" svg:width="1cm" svg:height="9.4cm" svg:x="27.651cm" svg:y="6.856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27.651cm" svg:y1="4.856cm" svg:x2="27.651cm" svg:y2="16.256cm">
          <text:p/>
        </draw:line>
        <draw:line draw:style-name="gr7" draw:text-style-name="P2" draw:layer="layout" svg:x1="1.951cm" svg:y1="16.256cm" svg:x2="27.651cm" svg:y2="16.25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A bite" svg:font-family="'A bite'" style:font-pitch="variable"/>
    <style:font-face style:name="BAD GRUNGE" svg:font-family="'BAD GRUNGE'" style:font-pitch="variable"/>
    <style:font-face style:name="Defused" svg:font-family="Defused" style:font-pitch="variable"/>
    <style:font-face style:name="trashco" svg:font-family="trashc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Vijaya" svg:font-family="Vijay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Tango_20_Gray" draw:display-name="Tango Gray" draw:style="linear" draw:start-color="#babdb6" draw:end-color="#555753" draw:start-intensity="100%" draw:end-intensity="100%" draw:angle="30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1T13:25:07.664000000</meta:creation-date>
    <dc:date>2015-04-11T14:05:11.414000000</dc:date>
    <meta:editing-duration>PT7M7S</meta:editing-duration>
    <meta:editing-cycles>4</meta:editing-cycles>
    <meta:generator>LibreOffice/4.4.0.3$Windows_x86 LibreOffice_project/de093506bcdc5fafd9023ee680b8c60e3e0645d7</meta:generator>
    <meta:document-statistic meta:object-count="9"/>
  </office:meta>
</office:document-meta>
</file>